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singContentHandler.parse( InputStream 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rsingContentHandler.ParsingContentHandler( Content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ingContentHandler.resolveEntity( String publicId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